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6c5" officeooo:paragraph-rsid="0009d6c5"/>
    </style:style>
    <style:style style:name="P2" style:family="paragraph" style:parent-style-name="Standard">
      <style:text-properties officeooo:rsid="000af9f2" officeooo:paragraph-rsid="000af9f2"/>
    </style:style>
    <style:style style:name="P3" style:family="paragraph" style:parent-style-name="Standard">
      <style:text-properties officeooo:rsid="000af9f2" officeooo:paragraph-rsid="000f4f2f"/>
    </style:style>
    <style:style style:name="P4" style:family="paragraph" style:parent-style-name="Standard">
      <style:text-properties officeooo:paragraph-rsid="000af9f2"/>
    </style:style>
    <style:style style:name="P5" style:family="paragraph" style:parent-style-name="Standard">
      <style:text-properties officeooo:rsid="000f4f2f" officeooo:paragraph-rsid="000f4f2f"/>
    </style:style>
    <style:style style:name="P6" style:family="paragraph" style:parent-style-name="Standard">
      <style:text-properties officeooo:rsid="000f8ab2" officeooo:paragraph-rsid="000f8ab2"/>
    </style:style>
    <style:style style:name="P7" style:family="paragraph" style:parent-style-name="Standard">
      <style:text-properties officeooo:rsid="00120376" officeooo:paragraph-rsid="00120376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margin-top="0in" fo:margin-bottom="0.1965in" style:contextual-spacing="false" style:line-height-at-least="0.198in"/>
    </style:style>
    <style:style style:name="P11" style:family="paragraph" style:parent-style-name="Standard">
      <style:text-properties officeooo:rsid="0018f277" officeooo:paragraph-rsid="0018f277"/>
    </style:style>
    <style:style style:name="P12" style:family="paragraph" style:parent-style-name="Standard">
      <style:text-properties officeooo:rsid="0018f277" officeooo:paragraph-rsid="0019f406"/>
    </style:style>
    <style:style style:name="P13" style:family="paragraph" style:parent-style-name="Standard">
      <style:text-properties officeooo:rsid="0019f406" officeooo:paragraph-rsid="0019f406"/>
    </style:style>
    <style:style style:name="P14" style:family="paragraph" style:parent-style-name="Standard">
      <style:text-properties officeooo:paragraph-rsid="0019f406"/>
    </style:style>
    <style:style style:name="P15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font-weight="bold" officeooo:rsid="0018f277" officeooo:paragraph-rsid="0019f406" style:font-weight-asian="bold" style:font-weight-complex="bold"/>
    </style:style>
    <style:style style:name="P18" style:family="paragraph" style:parent-style-name="Standard">
      <style:text-properties officeooo:rsid="001bdc6e" officeooo:paragraph-rsid="001dd343"/>
    </style:style>
    <style:style style:name="P1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1" style:family="paragraph" style:parent-style-name="Standard">
      <style:paragraph-properties style:line-height-at-least="0.198in"/>
    </style:style>
    <style:style style:name="P22" style:family="paragraph" style:parent-style-name="Standard">
      <style:text-properties officeooo:paragraph-rsid="001dd343"/>
    </style:style>
    <style:style style:name="T1" style:family="text">
      <style:text-properties officeooo:rsid="000f4f2f"/>
    </style:style>
    <style:style style:name="T2" style:family="text">
      <style:text-properties officeooo:rsid="000f5475"/>
    </style:style>
    <style:style style:name="T3" style:family="text">
      <style:text-properties officeooo:rsid="000f8ab2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Droid Sans Mono" fo:font-size="10.5pt" fo:font-weight="bold" officeooo:rsid="0019f406" fo:background-color="#1f1f1f" loext:char-shading-value="0" style:font-weight-asian="bold" style:font-weight-complex="bold"/>
    </style:style>
    <style:style style:name="T6" style:family="text">
      <style:text-properties fo:color="#ce9178" loext:opacity="100%" style:font-name="Droid Sans Mono" fo:font-size="10.5pt" style:text-underline-style="solid" style:text-underline-type="double" style:text-underline-width="auto" style:text-underline-color="font-color" fo:font-weight="normal" officeooo:rsid="001dd343" fo:background-color="#1f1f1f" loext:char-shading-value="0"/>
    </style:style>
    <style:style style:name="T7" style:family="text">
      <style:text-properties officeooo:rsid="0019f406"/>
    </style:style>
    <style:style style:name="T8" style:family="text">
      <style:text-properties fo:font-weight="bold" officeooo:rsid="0019f406" style:font-weight-asian="bold" style:font-weight-complex="bold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style:font-name="Droid Sans Mono" fo:font-size="10.5pt" fo:font-weight="bold" fo:background-color="#1f1f1f" loext:char-shading-value="0" style:font-weight-asian="bold" style:font-weight-complex="bold"/>
    </style:style>
    <style:style style:name="T11" style:family="text">
      <style:text-properties fo:color="#c586c0" loext:opacity="100%" style:font-name="Droid Sans Mono" fo:font-size="10.5pt" fo:font-weight="bold" officeooo:rsid="0019f406" fo:background-color="#1f1f1f" loext:char-shading-value="0" style:font-weight-asian="bold" style:font-weight-complex="bold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Droid Sans Mono" fo:font-size="10.5pt" fo:font-weight="bold" fo:background-color="#1f1f1f" loext:char-shading-value="0" style:font-weight-asian="bold" style:font-weight-complex="bold"/>
    </style:style>
    <style:style style:name="T14" style:family="text">
      <style:text-properties fo:color="#569cd6" loext:opacity="100%" style:font-name="Droid Sans Mono" fo:font-size="10.5pt" fo:font-weight="bold" officeooo:rsid="0019f406" fo:background-color="#1f1f1f" loext:char-shading-value="0" style:font-weight-asian="bold" style:font-weight-complex="bold"/>
    </style:style>
    <style:style style:name="T15" style:family="text">
      <style:text-properties fo:color="#569cd6" loext:opacity="100%" style:font-name="Droid Sans Mono" fo:font-size="10.5pt" style:text-underline-style="solid" style:text-underline-type="double" style:text-underline-width="auto" style:text-underline-color="font-color" fo:font-weight="normal" officeooo:rsid="001dd343" fo:background-color="#1f1f1f" loext:char-shading-value="0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Droid Sans Mono" fo:font-size="10.5pt" style:text-underline-style="solid" style:text-underline-type="double" style:text-underline-width="auto" style:text-underline-color="font-color" fo:font-weight="normal" officeooo:rsid="001dd343" fo:background-color="#1f1f1f" loext:char-shading-value="0"/>
    </style:style>
    <style:style style:name="T20" style:family="text">
      <style:text-properties fo:color="#6a9955" loext:opacity="100%"/>
    </style:style>
    <style:style style:name="T21" style:family="text">
      <style:text-properties fo:color="#d4d4d4" loext:opacity="100%"/>
    </style:style>
    <style:style style:name="T22" style:family="text">
      <style:text-properties fo:color="#b5cea8" loext:opacity="100%"/>
    </style:style>
    <style:style style:name="T23" style:family="text">
      <style:text-properties fo:color="#d7ba7d" loext:opacity="100%"/>
    </style:style>
    <style:style style:name="T24" style:family="text">
      <style:text-properties style:text-underline-style="solid" style:text-underline-type="double" style:text-underline-width="auto" style:text-underline-color="font-color" officeooo:rsid="001dd343"/>
    </style:style>
    <style:style style:name="T25" style:family="text">
      <style:text-properties fo:color="#808080" loext:opacity="100%"/>
    </style:style>
    <style:style style:name="T26" style:family="text">
      <style:text-properties fo:color="#808080" loext:opacity="100%" style:font-name="Droid Sans Mono" fo:font-size="10.5pt" style:text-underline-style="solid" style:text-underline-type="double" style:text-underline-width="auto" style:text-underline-color="font-color" fo:font-weight="normal" officeooo:rsid="001dd343" fo:background-color="#1f1f1f" loext:char-shading-value="0"/>
    </style:style>
    <style:style style:name="T27" style:family="text">
      <style:text-properties fo:color="#cccccc" loext:opacity="100%" style:font-name="Droid Sans Mono" fo:font-size="10.5pt" style:text-underline-style="solid" style:text-underline-type="double" style:text-underline-width="auto" style:text-underline-color="font-color" fo:font-weight="normal" officeooo:rsid="001dd343" fo:background-color="#1f1f1f" loext:char-shading-value="0"/>
    </style:style>
    <style:style style:name="T28" style:family="text">
      <style:text-properties officeooo:rsid="001bd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PUBLISHER:</text:p>
      <text:p text:style-name="P1">1. cd /src</text:p>
      <text:p text:style-name="P1">2. ros2 pkg create --build-type ament_cmake day1_cpp<text:line-break/>3. create a cpp file simple_publisher.cpp</text:p>
      <text:p text:style-name="P1"/>
      <text:p text:style-name="P1">CODE:</text:p>
      <text:p text:style-name="P1"/>
      <text:p text:style-name="P1">#include &lt;chrono&gt;</text:p>
      <text:p text:style-name="P1">#include &lt;functional&gt;</text:p>
      <text:p text:style-name="P1">#include &lt;memory&gt;</text:p>
      <text:p text:style-name="P1">#include &lt;string&gt;</text:p>
      <text:p text:style-name="P1"/>
      <text:p text:style-name="P1">#include "rclcpp/rclcpp.hpp"</text:p>
      <text:p text:style-name="P1">#include "std_msgs/msg/string.hpp"</text:p>
      <text:p text:style-name="P1"/>
      <text:p text:style-name="P1">using namespace std::chrono_literals;</text:p>
      <text:p text:style-name="P1"/>
      <text:p text:style-name="P1">/* This example creates a subclass of Node and uses std::bind() to register a</text:p>
      <text:p text:style-name="P1">* member function as a callback from the timer. */</text:p>
      <text:p text:style-name="P1"/>
      <text:p text:style-name="P1">class MinimalPublisher : public rclcpp::Node</text:p>
      <text:p text:style-name="P1">{</text:p>
      <text:p text:style-name="P1"><text:s text:c="2"/>public:</text:p>
      <text:p text:style-name="P1"><text:s text:c="4"/>MinimalPublisher()</text:p>
      <text:p text:style-name="P1"><text:s text:c="4"/>: Node("minimal_publisher"), count_(0)</text:p>
      <text:p text:style-name="P1"><text:s text:c="4"/>{</text:p>
      <text:p text:style-name="P1"><text:s text:c="6"/>publisher_ = this-&gt;create_publisher&lt;std_msgs::msg::String&gt;("topic", 10);</text:p>
      <text:p text:style-name="P1"><text:s text:c="6"/>timer_ = this-&gt;create_wall_timer(</text:p>
      <text:p text:style-name="P1"><text:s text:c="6"/>500ms, std::bind(&amp;MinimalPublisher::timer_callback, this));</text:p>
      <text:p text:style-name="P1"><text:s text:c="4"/>}</text:p>
      <text:p text:style-name="P1"/>
      <text:p text:style-name="P1"><text:s text:c="2"/>private:</text:p>
      <text:p text:style-name="P1"><text:s text:c="4"/>void timer_callback()</text:p>
      <text:p text:style-name="P1"><text:s text:c="4"/>{</text:p>
      <text:p text:style-name="P1"><text:s text:c="6"/>auto message = std_msgs::msg::String();</text:p>
      <text:p text:style-name="P1"><text:s text:c="6"/>message.data = "Hello, world! " + std::to_string(count_++);</text:p>
      <text:p text:style-name="P1"><text:s text:c="6"/>RCLCPP_INFO(this-&gt;get_logger(), "Publishing: '%s'", message.data.c_str());</text:p>
      <text:p text:style-name="P1"><text:s text:c="6"/>publisher_-&gt;publish(message);</text:p>
      <text:p text:style-name="P1"><text:s text:c="4"/>}</text:p>
      <text:p text:style-name="P1"><text:s text:c="4"/>rclcpp::TimerBase::SharedPtr timer_;</text:p>
      <text:p text:style-name="P1"><text:s text:c="4"/>rclcpp::Publisher&lt;std_msgs::msg::String&gt;::SharedPtr publisher_;</text:p>
      <text:p text:style-name="P1"><text:s text:c="4"/>size_t count_;</text:p>
      <text:p text:style-name="P1">};</text:p>
      <text:p text:style-name="P1"/>
      <text:p text:style-name="P1">int main(int argc, char * argv[])</text:p>
      <text:p text:style-name="P1">{</text:p>
      <text:p text:style-name="P1"><text:s text:c="2"/>rclcpp::init(argc, argv);</text:p>
      <text:p text:style-name="P1"><text:s text:c="2"/>rclcpp::spin(std::make_shared&lt;MinimalPublisher&gt;());</text:p>
      <text:p text:style-name="P1"><text:s text:c="2"/>rclcpp::shutdown();</text:p>
      <text:p text:style-name="P1"><text:s text:c="2"/>return 0;</text:p>
      <text:p text:style-name="P1">}<text:line-break/></text:p>
      <text:p text:style-name="P1"><text:soft-page-break/></text:p>
      <text:p text:style-name="P1">Cmake: </text:p>
      <text:p text:style-name="P2">find_package(rclcpp REQUIRED)</text:p>
      <text:p text:style-name="P2">find_package(std_msgs REQUIRED)</text:p>
      <text:p text:style-name="P2"/>
      <text:p text:style-name="P2">add_executable(simple_publisher src/simple_publisher.cpp)</text:p>
      <text:p text:style-name="P2">ament_target_dependencies(simple_publisher rclcpp std_msgs)</text:p>
      <text:p text:style-name="P2"/>
      <text:p text:style-name="P2">add_executable(simple_subscriber src/simple_subscriber.cpp)</text:p>
      <text:p text:style-name="P2">ament_target_dependencies(simple_subscriber rclcpp std_msgs)</text:p>
      <text:p text:style-name="P2"/>
      <text:p text:style-name="P2">install(TARGETS</text:p>
      <text:p text:style-name="P2"><text:s text:c="2"/>simple_publisher</text:p>
      <text:p text:style-name="P2"><text:s text:c="2"/>simple_subscriber</text:p>
      <text:p text:style-name="P2"><text:s text:c="2"/>DESTINATION lib/${PROJECT_NAME}</text:p>
      <text:p text:style-name="P2">)</text:p>
      <text:p text:style-name="P4"/>
      <text:p text:style-name="P2">EDIT XML:</text:p>
      <text:p text:style-name="P2"/>
      <text:p text:style-name="P2">&lt;depend&gt;rclcpp&lt;/depend&gt;</text:p>
      <text:p text:style-name="P3"><text:s/>&lt;depend&gt;std_msgs&lt;/depend&gt;<text:line-break/><text:line-break/><text:line-break/><text:line-break/><text:span text:style-name="T1">TESTING:<text:line-break/><text:line-break/>cd day1</text:span></text:p>
      <text:p text:style-name="P5">colcon build</text:p>
      <text:p text:style-name="P3"/>
      <text:p text:style-name="P3"><text:s/>source install/setup.bash <text:line-break/><text:span text:style-name="T1">ros2 run day1_</text:span><text:span text:style-name="T2">cpp</text:span><text:span text:style-name="T1"> simple_publisher</text:span></text:p>
      <text:p text:style-name="P3"/>
      <text:p text:style-name="P6">CHECK IN TOPIC</text:p>
      <text:p text:style-name="P6">ros2 topic list<text:line-break/>ros2 topic echo /chatter</text:p>
      <text:p text:style-name="P3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SIMPLE SUBSCRIBER:</text:p>
      <text:p text:style-name="P5">#include &lt;rclcpp/rclcpp.hpp&gt;</text:p>
      <text:p text:style-name="P5">#include &lt;std_msgs/msg/string.hpp&gt;</text:p>
      <text:p text:style-name="P5"/>
      <text:p text:style-name="P5"/>
      <text:p text:style-name="P5">using std::placeholders::_1;</text:p>
      <text:p text:style-name="P5"/>
      <text:p text:style-name="P5">class SimpleSubscriber : public rclcpp::Node</text:p>
      <text:p text:style-name="P5">{</text:p>
      <text:p text:style-name="P5">public:</text:p>
      <text:p text:style-name="P5"><text:s text:c="2"/>SimpleSubscriber() : Node("simple_subscriber")</text:p>
      <text:p text:style-name="P5"><text:s text:c="2"/>{</text:p>
      <text:p text:style-name="P5"><text:s text:c="4"/>sub_ = create_subscription&lt;std_msgs::msg::String&gt;(</text:p>
      <text:p text:style-name="P5"><text:s text:c="8"/>"chatter", 10, std::bind(&amp;SimpleSubscriber::msgCallback, this, _1));</text:p>
      <text:p text:style-name="P5"><text:s text:c="2"/>}</text:p>
      <text:p text:style-name="P5"/>
      <text:p text:style-name="P5">private:</text:p>
      <text:p text:style-name="P5"><text:s text:c="2"/>rclcpp::Subscription&lt;std_msgs::msg::String&gt;::SharedPtr sub_;</text:p>
      <text:p text:style-name="P5"/>
      <text:p text:style-name="P5"><text:s text:c="2"/>void msgCallback(const std_msgs::msg::String &amp;msg) const</text:p>
      <text:p text:style-name="P5"><text:s text:c="2"/>{</text:p>
      <text:p text:style-name="P5"><text:s text:c="4"/>RCLCPP_INFO_STREAM(this-&gt;get_logger(), "I heard: " &lt;&lt; msg.data.c_str());</text:p>
      <text:p text:style-name="P5"><text:s text:c="2"/>}</text:p>
      <text:p text:style-name="P5">};</text:p>
      <text:p text:style-name="P5"/>
      <text:p text:style-name="P5"/>
      <text:p text:style-name="P5">int main(int argc, char * argv[])</text:p>
      <text:p text:style-name="P5">{</text:p>
      <text:p text:style-name="P5"><text:s text:c="2"/>rclcpp::init(argc, argv);</text:p>
      <text:p text:style-name="P5"><text:s text:c="2"/>rclcpp::spin(std::make_shared&lt;SimpleSubscriber&gt;());</text:p>
      <text:p text:style-name="P5"><text:s text:c="2"/>rclcpp::shutdown();</text:p>
      <text:p text:style-name="P5"><text:s text:c="2"/>return 0;</text:p>
      <text:p text:style-name="P5">}</text:p>
      <text:p text:style-name="P2"><text:s text:c="2"/><text:line-break/><text:line-break/><text:line-break/><text:line-break/><text:span text:style-name="T3">SAME PROCESS:</text:span></text:p>
      <text:p text:style-name="P6">TRY ON YOUR OW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DAY 3</text:p>
      <text:p text:style-name="P7"><text:s/><text:line-break/>velocity_controllers/JointGroupVelocityController</text:p>
      <text:p text:style-name="P7"/>
      <text:p text:style-name="P11">Diffrential Drive<text:line-break/><text:line-break/><text:span text:style-name="T7">create simple_controller.hpp in include/day3_cpp </text:span></text:p>
      <text:p text:style-name="P13">and simple_controller.cpp in src</text:p>
      <text:p text:style-name="P13"/>
      <text:p text:style-name="P13"/>
      <text:p text:style-name="P13"/>
      <text:p text:style-name="P13"/>
      <text:p text:style-name="P14"><text:span text:style-name="T7">simple_controller.hpp <text:line-break/><text:line-break/></text:span><text:span text:style-name="T10">#ifndef</text:span><text:span text:style-name="T13"> SIMPLE_CONTROLLER_HPP</text:span></text:p>
      <text:p text:style-name="P8"><text:span text:style-name="T9">#define</text:span><text:span text:style-name="T12"> SIMPLE_CONTROLLER_HPP</text:span></text:p>
      <text:p text:style-name="P9"/>
      <text:p text:style-name="P8"><text:span text:style-name="T9">#include</text:span><text:span text:style-name="T12"> </text:span><text:span text:style-name="T4">&lt;rclcpp/rclcpp.hpp&gt;</text:span></text:p>
      <text:p text:style-name="P8"><text:span text:style-name="T9">#include</text:span><text:span text:style-name="T12"> </text:span><text:span text:style-name="T4">&lt;geometry_msgs/msg/twist_stamped.hpp&gt;</text:span></text:p>
      <text:p text:style-name="P8"><text:span text:style-name="T9">#include</text:span><text:span text:style-name="T12"> </text:span><text:span text:style-name="T4">&lt;Eigen/Core&gt;</text:span></text:p>
      <text:p text:style-name="P8"><text:span text:style-name="T9">#include</text:span><text:span text:style-name="T12"> </text:span><text:span text:style-name="T4">&lt;std_msgs/msg/float64_multi_array.hpp&gt;</text:span></text:p>
      <text:p text:style-name="P10"/>
      <text:p text:style-name="P8"><text:span text:style-name="T12">class</text:span> <text:span text:style-name="T16">SimpleController</text:span> : <text:span text:style-name="T12">public</text:span> <text:span text:style-name="T16">rclcpp</text:span>::<text:span text:style-name="T16">Node</text:span></text:p>
      <text:p text:style-name="P8">{</text:p>
      <text:p text:style-name="P15">public:</text:p>
      <text:p text:style-name="P8"><text:span text:style-name="T17">SimpleController</text:span>(<text:span text:style-name="T12">const</text:span> <text:span text:style-name="T16">std</text:span>::<text:span text:style-name="T16">string</text:span><text:span text:style-name="T12">&amp;</text:span> <text:span text:style-name="T18">name</text:span>);</text:p>
      <text:p text:style-name="P9"/>
      <text:p text:style-name="P15">private:</text:p>
      <text:p text:style-name="P8"><text:span text:style-name="T12">void</text:span> <text:span text:style-name="T17">velCallback</text:span>(<text:span text:style-name="T12">const</text:span> <text:span text:style-name="T16">geometry_msgs</text:span>::<text:span text:style-name="T16">msg</text:span>::<text:span text:style-name="T16">TwistStamped</text:span> <text:span text:style-name="T12">&amp;</text:span><text:span text:style-name="T18">msg</text:span>);</text:p>
      <text:p text:style-name="P9"/>
      <text:p text:style-name="P8"><text:span text:style-name="T16">rclcpp</text:span>::<text:span text:style-name="T16">Subscription</text:span>&lt;<text:span text:style-name="T16">geometry_msgs</text:span>::<text:span text:style-name="T16">msg</text:span>::<text:span text:style-name="T16">TwistStamped</text:span>&gt;::<text:span text:style-name="T16">SharedPtr</text:span> <text:span text:style-name="T18">vel_sub_</text:span>;</text:p>
      <text:p text:style-name="P8"><text:span text:style-name="T16">rclcpp</text:span>::<text:span text:style-name="T16">Publisher</text:span>&lt;<text:span text:style-name="T16">std_msgs</text:span>::<text:span text:style-name="T16">msg</text:span>::<text:span text:style-name="T16">Float64MultiArray</text:span>&gt;::<text:span text:style-name="T16">SharedPtr</text:span> <text:span text:style-name="T18">wheel_cmd_pub_</text:span>;</text:p>
      <text:p text:style-name="P9"/>
      <text:p text:style-name="P8"><text:span text:style-name="T12">double</text:span> <text:span text:style-name="T18">wheel_radius_</text:span>;</text:p>
      <text:p text:style-name="P8"><text:span text:style-name="T12">double</text:span> <text:span text:style-name="T18">wheel_separation_</text:span>;</text:p>
      <text:p text:style-name="P8"><text:span text:style-name="T16">Eigen</text:span>::<text:span text:style-name="T16">Matrix2d</text:span> <text:span text:style-name="T18">speed_conversion_</text:span>;</text:p>
      <text:p text:style-name="P8">};</text:p>
      <text:p text:style-name="P9"/>
      <text:p text:style-name="P8"><text:span text:style-name="T9">#endif</text:span><text:span text:style-name="T20"> // SIMPLE_CONTROLLER_HPP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4"><text:span text:style-name="T8">simple_controller.cpp<text:line-break/><text:line-break/></text:span><text:span text:style-name="T11">#include</text:span><text:span text:style-name="T14"> </text:span><text:span text:style-name="T5">"bumperbot_controller/simple_controller.hpp"</text:span></text:p>
      <text:p text:style-name="P8"><text:span text:style-name="T9">#include</text:span><text:span text:style-name="T12"> </text:span><text:span text:style-name="T4">&lt;Eigen/Geometry&gt;</text:span></text:p>
      <text:p text:style-name="P10"/>
      <text:p text:style-name="P8"><text:span text:style-name="T9">using</text:span> <text:span text:style-name="T16">std</text:span>::<text:span text:style-name="T16">placeholders</text:span>::<text:span text:style-name="T18">_1</text:span>;</text:p>
      <text:p text:style-name="P10"/>
      <text:p text:style-name="P8"><text:span text:style-name="T16">SimpleController</text:span>::<text:span text:style-name="T17">SimpleController</text:span>(<text:span text:style-name="T12">const</text:span> <text:span text:style-name="T16">std</text:span>::<text:span text:style-name="T16">string</text:span><text:span text:style-name="T21">&amp;</text:span> <text:span text:style-name="T18">name</text:span>)</text:p>
      <text:p text:style-name="P8">: <text:span text:style-name="T16">Node</text:span>(<text:span text:style-name="T18">name</text:span>)</text:p>
      <text:p text:style-name="P8">{</text:p>
      <text:p text:style-name="P8"><text:span text:style-name="T17">declare_parameter</text:span>(<text:span text:style-name="T4">"wheel_radius"</text:span>, <text:span text:style-name="T22">0.033</text:span>);</text:p>
      <text:p text:style-name="P8"><text:span text:style-name="T17">declare_parameter</text:span>(<text:span text:style-name="T4">"wheel_separation"</text:span>, <text:span text:style-name="T22">0.17</text:span>);</text:p>
      <text:p text:style-name="P8"><text:span text:style-name="T18">wheel_radius_</text:span> <text:span text:style-name="T21">=</text:span> <text:span text:style-name="T17">get_parameter</text:span>(<text:span text:style-name="T4">"wheel_radius"</text:span>).<text:span text:style-name="T17">as_double</text:span>();</text:p>
      <text:p text:style-name="P8"><text:span text:style-name="T18">wheel_separation_</text:span> <text:span text:style-name="T21">=</text:span> <text:span text:style-name="T17">get_parameter</text:span>(<text:span text:style-name="T4">"wheel_separation"</text:span>).<text:span text:style-name="T17">as_double</text:span>();</text:p>
      <text:p text:style-name="P8"><text:span text:style-name="T12">RCLCPP_INFO_STREAM</text:span>(<text:span text:style-name="T17">get_logger</text:span>(), <text:span text:style-name="T4">"Using wheel radius "</text:span> <text:span text:style-name="T21">&lt;&lt;</text:span> <text:span text:style-name="T18">wheel_radius_</text:span>);</text:p>
      <text:p text:style-name="P8"><text:span text:style-name="T12">RCLCPP_INFO_STREAM</text:span>(<text:span text:style-name="T17">get_logger</text:span>(), <text:span text:style-name="T4">"Using wheel separation "</text:span> <text:span text:style-name="T21">&lt;&lt;</text:span> <text:span text:style-name="T18">wheel_separation_</text:span>);</text:p>
      <text:p text:style-name="P8"><text:span text:style-name="T18">wheel_cmd_pub_</text:span> <text:span text:style-name="T21">=</text:span> <text:span text:style-name="T17">create_publisher</text:span>&lt;<text:span text:style-name="T16">std_msgs</text:span>::<text:span text:style-name="T16">msg</text:span>::<text:span text:style-name="T16">Float64MultiArray</text:span>&gt;(<text:span text:style-name="T4">"/simple_velocity_controller/commands"</text:span>, <text:span text:style-name="T22">10</text:span>);</text:p>
      <text:p text:style-name="P8"><text:span text:style-name="T18">vel_sub_</text:span> <text:span text:style-name="T21">=</text:span> <text:span text:style-name="T17">create_subscription</text:span>&lt;<text:span text:style-name="T16">geometry_msgs</text:span>::<text:span text:style-name="T16">msg</text:span>::<text:span text:style-name="T16">TwistStamped</text:span>&gt;(<text:span text:style-name="T4">"/bumperbot_controller/cmd_vel"</text:span>, <text:span text:style-name="T22">10</text:span>, <text:span text:style-name="T16">std</text:span>::<text:span text:style-name="T17">bind</text:span>(<text:span text:style-name="T21">&amp;</text:span><text:span text:style-name="T16">SimpleController</text:span>::<text:span text:style-name="T17">velCallback</text:span>, <text:span text:style-name="T12">this</text:span>, <text:span text:style-name="T18">_1</text:span>));</text:p>
      <text:p text:style-name="P9"/>
      <text:p text:style-name="P8"><text:span text:style-name="T18">speed_conversion_</text:span> <text:span text:style-name="T17">&lt;&lt;</text:span> <text:span text:style-name="T18">wheel_radius_</text:span><text:span text:style-name="T21">/</text:span><text:span text:style-name="T22">2</text:span><text:span text:style-name="T17">,</text:span> <text:span text:style-name="T18">wheel_radius_</text:span><text:span text:style-name="T21">/</text:span><text:span text:style-name="T22">2</text:span><text:span text:style-name="T17">,</text:span> <text:span text:style-name="T18">wheel_radius_</text:span><text:span text:style-name="T21">/</text:span><text:span text:style-name="T18">wheel_separation_</text:span><text:span text:style-name="T17">,</text:span> <text:span text:style-name="T21">-</text:span><text:span text:style-name="T18">wheel_radius_</text:span><text:span text:style-name="T21">/</text:span><text:span text:style-name="T18">wheel_separation_</text:span>;</text:p>
      <text:p text:style-name="P8"><text:span text:style-name="T12">RCLCPP_INFO_STREAM</text:span>(<text:span text:style-name="T17">get_logger</text:span>(), <text:span text:style-name="T4">"The conversion matrix is </text:span><text:span text:style-name="T23">\n</text:span><text:span text:style-name="T4">"</text:span> <text:span text:style-name="T21">&lt;&lt;</text:span> <text:span text:style-name="T18">speed_conversion_</text:span>);</text:p>
      <text:p text:style-name="P8">}</text:p>
      <text:p text:style-name="P10"/>
      <text:p text:style-name="P8"><text:span text:style-name="T12">void</text:span> <text:span text:style-name="T16">SimpleController</text:span>::<text:span text:style-name="T17">velCallback</text:span>(<text:span text:style-name="T12">const</text:span> <text:span text:style-name="T16">geometry_msgs</text:span>::<text:span text:style-name="T16">msg</text:span>::<text:span text:style-name="T16">TwistStamped</text:span> <text:span text:style-name="T12">&amp;</text:span><text:span text:style-name="T18">msg</text:span>)</text:p>
      <text:p text:style-name="P8">{</text:p>
      <text:p text:style-name="P16">// Implements the differential kinematic model</text:p>
      <text:p text:style-name="P16">// Given v and w, calculate the velocities of the wheels</text:p>
      <text:p text:style-name="P8"><text:span text:style-name="T16">Eigen</text:span>::<text:span text:style-name="T16">Vector2d</text:span> <text:span text:style-name="T18">robot_speed</text:span>(<text:span text:style-name="T18">msg</text:span>.<text:span text:style-name="T18">twist</text:span>.<text:span text:style-name="T18">linear</text:span>.<text:span text:style-name="T18">x</text:span>, <text:span text:style-name="T18">msg</text:span>.<text:span text:style-name="T18">twist</text:span>.<text:span text:style-name="T18">angular</text:span>.<text:span text:style-name="T18">z</text:span>);</text:p>
      <text:p text:style-name="P8"><text:span text:style-name="T16">Eigen</text:span>::<text:span text:style-name="T16">Vector2d</text:span> <text:span text:style-name="T18">wheel_speed</text:span> <text:span text:style-name="T21">=</text:span> <text:span text:style-name="T18">speed_conversion_</text:span>.<text:span text:style-name="T17">inverse</text:span>() <text:span text:style-name="T17">*</text:span> <text:span text:style-name="T18">robot_speed</text:span>;</text:p>
      <text:p text:style-name="P8"><text:span text:style-name="T16">std_msgs</text:span>::<text:span text:style-name="T16">msg</text:span>::<text:span text:style-name="T16">Float64MultiArray</text:span> <text:span text:style-name="T18">wheel_speed_msg</text:span>;</text:p>
      <text:p text:style-name="P8"><text:span text:style-name="T18">wheel_speed_msg</text:span>.<text:span text:style-name="T18">data</text:span>.<text:span text:style-name="T17">push_back</text:span>(<text:span text:style-name="T18">wheel_speed</text:span>.<text:span text:style-name="T17">coeff</text:span>(<text:span text:style-name="T22">1</text:span>));</text:p>
      <text:p text:style-name="P8"><text:span text:style-name="T18">wheel_speed_msg</text:span>.<text:span text:style-name="T18">data</text:span>.<text:span text:style-name="T17">push_back</text:span>(<text:span text:style-name="T18">wheel_speed</text:span>.<text:span text:style-name="T17">coeff</text:span>(<text:span text:style-name="T22">0</text:span>));</text:p>
      <text:p text:style-name="P8"><text:span text:style-name="T18">wheel_cmd_pub_</text:span><text:span text:style-name="T17">-&gt;publish</text:span>(<text:span text:style-name="T18">wheel_speed_msg</text:span>);</text:p>
      <text:p text:style-name="P8">}</text:p>
      <text:p text:style-name="P10"/>
      <text:p text:style-name="P8"><text:span text:style-name="T12">int</text:span> <text:span text:style-name="T17">main</text:span>(<text:span text:style-name="T12">int</text:span> <text:span text:style-name="T18">argc</text:span>, <text:span text:style-name="T12">char*</text:span> <text:span text:style-name="T18">argv</text:span>[])</text:p>
      <text:p text:style-name="P8">{</text:p>
      <text:p text:style-name="P8"><text:span text:style-name="T16">rclcpp</text:span>::<text:span text:style-name="T17">init</text:span>(<text:span text:style-name="T18">argc</text:span>, <text:span text:style-name="T18">argv</text:span>);</text:p>
      <text:p text:style-name="P8"><text:span text:style-name="T12">auto</text:span> <text:span text:style-name="T18">node</text:span> <text:span text:style-name="T21">=</text:span> <text:span text:style-name="T16">std</text:span>::<text:span text:style-name="T17">make_shared</text:span>&lt;<text:span text:style-name="T16">SimpleController</text:span>&gt;(<text:span text:style-name="T4">"simple_controller"</text:span>);</text:p>
      <text:p text:style-name="P8"><text:span text:style-name="T16">rclcpp</text:span>::<text:span text:style-name="T17">spin</text:span>(<text:span text:style-name="T18">node</text:span>);</text:p>
      <text:p text:style-name="P8"><text:soft-page-break/><text:span text:style-name="T16">rclcpp</text:span>::<text:span text:style-name="T17">shutdown</text:span>();</text:p>
      <text:p text:style-name="P8"><text:span text:style-name="T9">return</text:span> <text:span text:style-name="T22">0</text:span>;</text:p>
      <text:p text:style-name="P8">}</text:p>
      <text:p text:style-name="P12"/>
      <text:p text:style-name="P12"/>
      <text:p text:style-name="P12"/>
      <text:p text:style-name="P12"/>
      <text:p text:style-name="P22"><text:span text:style-name="T28">Launch File<text:line-break/><text:line-break/><text:line-break/><text:line-break/></text:span><text:span text:style-name="T24">DAY 3 task : add camera<text:line-break/></text:span><text:span text:style-name="T26">&lt;?</text:span><text:span text:style-name="T15">xml</text:span><text:span text:style-name="T19"> version</text:span><text:span text:style-name="T27">=</text:span><text:span text:style-name="T6">"1.0"</text:span><text:span text:style-name="T26">?&gt;</text:span></text:p>
      <text:p text:style-name="P8"><text:span text:style-name="T25">&lt;</text:span><text:span text:style-name="T12">robot</text:span> <text:span text:style-name="T18">xmlns:xacro</text:span>=<text:span text:style-name="T4">"http://www.ros.org/wiki/xacro"</text:span> <text:span text:style-name="T25">&gt;</text:span></text:p>
      <text:p text:style-name="P9"/>
      <text:p text:style-name="P8"><text:span text:style-name="T25">&lt;</text:span><text:span text:style-name="T12">link</text:span> <text:span text:style-name="T18">name</text:span>=<text:span text:style-name="T4">"camera_frame"</text:span><text:span text:style-name="T25">&gt;</text:span></text:p>
      <text:p text:style-name="P8"><text:span text:style-name="T25">&lt;</text:span><text:span text:style-name="T12">visual</text:span><text:span text:style-name="T25">&gt;</text:span></text:p>
      <text:p text:style-name="P8"><text:span text:style-name="T25">&lt;</text:span><text:span text:style-name="T12">geometry</text:span><text:span text:style-name="T25">&gt;</text:span></text:p>
      <text:p text:style-name="P8"><text:span text:style-name="T25">&lt;</text:span><text:span text:style-name="T12">box</text:span> <text:span text:style-name="T18">size</text:span>=<text:span text:style-name="T4">"0.010 0.03 0.03"</text:span><text:span text:style-name="T25">/&gt;</text:span></text:p>
      <text:p text:style-name="P8"><text:span text:style-name="T25">&lt;/</text:span><text:span text:style-name="T12">geometry</text:span><text:span text:style-name="T25">&gt;</text:span></text:p>
      <text:p text:style-name="P8"><text:span text:style-name="T25">&lt;</text:span><text:span text:style-name="T12">material</text:span> <text:span text:style-name="T18">name</text:span>=<text:span text:style-name="T4">"grey"</text:span><text:span text:style-name="T25">/&gt;</text:span></text:p>
      <text:p text:style-name="P8"><text:span text:style-name="T25">&lt;/</text:span><text:span text:style-name="T12">visual</text:span><text:span text:style-name="T25">&gt;</text:span></text:p>
      <text:p text:style-name="P8"><text:span text:style-name="T25">&lt;/</text:span><text:span text:style-name="T12">link</text:span><text:span text:style-name="T25">&gt;</text:span></text:p>
      <text:p text:style-name="P9"/>
      <text:p text:style-name="P8"><text:span text:style-name="T25">&lt;</text:span><text:span text:style-name="T12">joint</text:span> <text:span text:style-name="T18">name</text:span>=<text:span text:style-name="T4">"base_camera_joint"</text:span> <text:span text:style-name="T18">type</text:span>=<text:span text:style-name="T4">"fixed"</text:span><text:span text:style-name="T25">&gt;</text:span></text:p>
      <text:p text:style-name="P8"><text:span text:style-name="T25">&lt;</text:span><text:span text:style-name="T12">parent</text:span> <text:span text:style-name="T18">link</text:span>=<text:span text:style-name="T4">"base_link"</text:span><text:span text:style-name="T25">/&gt;</text:span></text:p>
      <text:p text:style-name="P8"><text:span text:style-name="T25">&lt;</text:span><text:span text:style-name="T12">child</text:span> <text:span text:style-name="T18">link</text:span>=<text:span text:style-name="T4">"camera_frame"</text:span><text:span text:style-name="T25">/&gt;</text:span></text:p>
      <text:p text:style-name="P8"><text:span text:style-name="T25">&lt;</text:span><text:span text:style-name="T12">origin</text:span> <text:span text:style-name="T18">xyz</text:span>=<text:span text:style-name="T4">"0.1 0.0 0.21"</text:span> <text:span text:style-name="T18">rpy</text:span>=<text:span text:style-name="T4">"0 -0.324 0"</text:span><text:span text:style-name="T25">/&gt;</text:span></text:p>
      <text:p text:style-name="P8"><text:span text:style-name="T25">&lt;/</text:span><text:span text:style-name="T12">joint</text:span><text:span text:style-name="T25">&gt;</text:span></text:p>
      <text:p text:style-name="P9"/>
      <text:p text:style-name="P8"><text:span text:style-name="T25">&lt;</text:span><text:span text:style-name="T12">joint</text:span> <text:span text:style-name="T18">name</text:span>=<text:span text:style-name="T4">"camera_optical_joint"</text:span> <text:span text:style-name="T18">type</text:span>=<text:span text:style-name="T4">"fixed"</text:span><text:span text:style-name="T25">&gt;</text:span></text:p>
      <text:p text:style-name="P8"><text:span text:style-name="T25">&lt;</text:span><text:span text:style-name="T12">parent</text:span> <text:span text:style-name="T18">link</text:span>=<text:span text:style-name="T4">"camera_frame"</text:span><text:span text:style-name="T25">/&gt;</text:span></text:p>
      <text:p text:style-name="P8"><text:span text:style-name="T25">&lt;</text:span><text:span text:style-name="T12">child</text:span> <text:span text:style-name="T18">link</text:span>=<text:span text:style-name="T4">"camera_link_optical"</text:span><text:span text:style-name="T25">/&gt;</text:span></text:p>
      <text:p text:style-name="P8"><text:span text:style-name="T25">&lt;</text:span><text:span text:style-name="T12">origin</text:span> <text:span text:style-name="T18">xyz</text:span>=<text:span text:style-name="T4">"0 0 0"</text:span> <text:span text:style-name="T18">rpy</text:span>=<text:span text:style-name="T4">"${-pi/2} 0 ${-pi/2}"</text:span><text:span text:style-name="T25">/&gt;</text:span></text:p>
      <text:p text:style-name="P8"><text:span text:style-name="T25">&lt;/</text:span><text:span text:style-name="T12">joint</text:span><text:span text:style-name="T25">&gt;</text:span></text:p>
      <text:p text:style-name="P9"/>
      <text:p text:style-name="P8"><text:span text:style-name="T25">&lt;</text:span><text:span text:style-name="T12">link</text:span> <text:span text:style-name="T18">name</text:span>=<text:span text:style-name="T4">"camera_link_optical"</text:span><text:span text:style-name="T25">&gt;&lt;/</text:span><text:span text:style-name="T12">link</text:span><text:span text:style-name="T25">&gt;</text:span></text:p>
      <text:p text:style-name="P20"><text:line-break/></text:p>
      <text:p text:style-name="P8"><text:span text:style-name="T25">&lt;</text:span><text:span text:style-name="T12">gazebo</text:span> <text:span text:style-name="T18">reference</text:span>=<text:span text:style-name="T4">"camera_frame"</text:span><text:span text:style-name="T25">&gt;</text:span></text:p>
      <text:p text:style-name="P8"><text:span text:style-name="T25">&lt;</text:span><text:span text:style-name="T12">sensor</text:span> <text:span text:style-name="T18">name</text:span>=<text:span text:style-name="T4">"camera"</text:span> <text:span text:style-name="T18">type</text:span>=<text:span text:style-name="T4">"camera"</text:span><text:span text:style-name="T25">&gt;</text:span></text:p>
      <text:p text:style-name="P8"><text:span text:style-name="T25">&lt;</text:span><text:span text:style-name="T12">pose</text:span><text:span text:style-name="T25">&gt;</text:span>0 0 0 0 0 0<text:span text:style-name="T25">&lt;/</text:span><text:span text:style-name="T12">pose</text:span><text:span text:style-name="T25">&gt;</text:span></text:p>
      <text:p text:style-name="P8"><text:span text:style-name="T25">&lt;</text:span><text:span text:style-name="T12">visualize</text:span><text:span text:style-name="T25">&gt;</text:span>true<text:span text:style-name="T25">&lt;/</text:span><text:span text:style-name="T12">visualize</text:span><text:span text:style-name="T25">&gt;</text:span></text:p>
      <text:p text:style-name="P8"><text:span text:style-name="T25">&lt;</text:span><text:span text:style-name="T12">update_rate</text:span><text:span text:style-name="T25">&gt;</text:span>30<text:span text:style-name="T25">&lt;/</text:span><text:span text:style-name="T12">update_rate</text:span><text:span text:style-name="T25">&gt;</text:span></text:p>
      <text:p text:style-name="P8"><text:span text:style-name="T25">&lt;</text:span><text:span text:style-name="T12">camera</text:span><text:span text:style-name="T25">&gt;</text:span></text:p>
      <text:p text:style-name="P8"><text:span text:style-name="T25">&lt;</text:span><text:span text:style-name="T12">horizontal_fov</text:span><text:span text:style-name="T25">&gt;</text:span>1.7<text:span text:style-name="T25">&lt;/</text:span><text:span text:style-name="T12">horizontal_fov</text:span><text:span text:style-name="T25">&gt;</text:span></text:p>
      <text:p text:style-name="P8"><text:span text:style-name="T25">&lt;</text:span><text:span text:style-name="T12">image</text:span><text:span text:style-name="T25">&gt;</text:span></text:p>
      <text:p text:style-name="P8"><text:span text:style-name="T25">&lt;</text:span><text:span text:style-name="T12">format</text:span><text:span text:style-name="T25">&gt;</text:span>R8G8B8<text:span text:style-name="T25">&lt;/</text:span><text:span text:style-name="T12">format</text:span><text:span text:style-name="T25">&gt;</text:span></text:p>
      <text:p text:style-name="P8"><text:span text:style-name="T25">&lt;</text:span><text:span text:style-name="T12">width</text:span><text:span text:style-name="T25">&gt;</text:span>1280<text:span text:style-name="T25">&lt;/</text:span><text:span text:style-name="T12">width</text:span><text:span text:style-name="T25">&gt;</text:span></text:p>
      <text:p text:style-name="P8"><text:span text:style-name="T25">&lt;</text:span><text:span text:style-name="T12">height</text:span><text:span text:style-name="T25">&gt;</text:span>720<text:span text:style-name="T25">&lt;/</text:span><text:span text:style-name="T12">height</text:span><text:span text:style-name="T25">&gt;</text:span></text:p>
      <text:p text:style-name="P8"><text:soft-page-break/><text:span text:style-name="T25">&lt;/</text:span><text:span text:style-name="T12">image</text:span><text:span text:style-name="T25">&gt;</text:span></text:p>
      <text:p text:style-name="P8"><text:span text:style-name="T25">&lt;</text:span><text:span text:style-name="T12">clip</text:span><text:span text:style-name="T25">&gt;</text:span></text:p>
      <text:p text:style-name="P8"><text:span text:style-name="T25">&lt;</text:span><text:span text:style-name="T12">near</text:span><text:span text:style-name="T25">&gt;</text:span>0.05<text:span text:style-name="T25">&lt;/</text:span><text:span text:style-name="T12">near</text:span><text:span text:style-name="T25">&gt;</text:span></text:p>
      <text:p text:style-name="P8"><text:span text:style-name="T25">&lt;</text:span><text:span text:style-name="T12">far</text:span><text:span text:style-name="T25">&gt;</text:span>8.0<text:span text:style-name="T25">&lt;/</text:span><text:span text:style-name="T12">far</text:span><text:span text:style-name="T25">&gt;</text:span></text:p>
      <text:p text:style-name="P8"><text:span text:style-name="T25">&lt;/</text:span><text:span text:style-name="T12">clip</text:span><text:span text:style-name="T25">&gt;</text:span></text:p>
      <text:p text:style-name="P8"><text:span text:style-name="T25">&lt;/</text:span><text:span text:style-name="T12">camera</text:span><text:span text:style-name="T25">&gt;</text:span></text:p>
      <text:p text:style-name="P8"><text:span text:style-name="T25">&lt;</text:span><text:span text:style-name="T12">plugin</text:span> <text:span text:style-name="T18">name</text:span>=<text:span text:style-name="T4">"camera_controller"</text:span> <text:span text:style-name="T18">filename</text:span>=<text:span text:style-name="T4">"libgazebo_ros_camera.so"</text:span><text:span text:style-name="T25">&gt;</text:span></text:p>
      <text:p text:style-name="P8"><text:span text:style-name="T25">&lt;</text:span><text:span text:style-name="T12">ros</text:span><text:span text:style-name="T25">&gt;</text:span></text:p>
      <text:p text:style-name="P8"><text:span text:style-name="T25">&lt;</text:span><text:span text:style-name="T12">namespace</text:span><text:span text:style-name="T25">&gt;</text:span>/camera<text:span text:style-name="T25">&lt;/</text:span><text:span text:style-name="T12">namespace</text:span><text:span text:style-name="T25">&gt;</text:span></text:p>
      <text:p text:style-name="P8"><text:span text:style-name="T25">&lt;</text:span><text:span text:style-name="T12">argument</text:span><text:span text:style-name="T25">&gt;</text:span>~/image_raw:=image_raw<text:span text:style-name="T25">&lt;/</text:span><text:span text:style-name="T12">argument</text:span><text:span text:style-name="T25">&gt;</text:span></text:p>
      <text:p text:style-name="P8"><text:span text:style-name="T25">&lt;/</text:span><text:span text:style-name="T12">ros</text:span><text:span text:style-name="T25">&gt;</text:span></text:p>
      <text:p text:style-name="P8"><text:span text:style-name="T25">&lt;</text:span><text:span text:style-name="T12">camera_name</text:span><text:span text:style-name="T25">&gt;</text:span>camera<text:span text:style-name="T25">&lt;/</text:span><text:span text:style-name="T12">camera_name</text:span><text:span text:style-name="T25">&gt;</text:span></text:p>
      <text:p text:style-name="P8"><text:span text:style-name="T25">&lt;</text:span><text:span text:style-name="T12">frame_name</text:span><text:span text:style-name="T25">&gt;</text:span>camera_link_optical<text:span text:style-name="T25">&lt;/</text:span><text:span text:style-name="T12">frame_name</text:span><text:span text:style-name="T25">&gt;</text:span></text:p>
      <text:p text:style-name="P8"><text:span text:style-name="T25">&lt;/</text:span><text:span text:style-name="T12">plugin</text:span><text:span text:style-name="T25">&gt;</text:span></text:p>
      <text:p text:style-name="P8"><text:span text:style-name="T25">&lt;/</text:span><text:span text:style-name="T12">sensor</text:span><text:span text:style-name="T25">&gt;</text:span></text:p>
      <text:p text:style-name="P8"><text:span text:style-name="T25">&lt;/</text:span><text:span text:style-name="T12">gazebo</text:span><text:span text:style-name="T25">&gt;</text:span></text:p>
      <text:p text:style-name="P9"/>
      <text:p text:style-name="P8"><text:span text:style-name="T25">&lt;/</text:span><text:span text:style-name="T12">robot</text:span><text:span text:style-name="T25">&gt;</text:span></text:p>
      <text:p text:style-name="P18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7:38.700647879</meta:creation-date>
    <dc:date>2024-12-24T03:52:53.612488045</dc:date>
    <meta:editing-duration>PT26M2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7" meta:paragraph-count="200" meta:word-count="503" meta:character-count="6339" meta:non-whitespace-character-count="5867"/>
  </office:meta>
</office:document-meta>
</file>